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Heading">
      <style:paragraph-properties fo:line-height="100%" fo:text-align="center" style:justify-single-word="false"/>
      <style:text-properties fo:font-size="20pt" style:font-size-asian="20pt"/>
    </style:style>
    <style:style style:name="P4" style:family="paragraph" style:parent-style-name="Heading">
      <style:paragraph-properties fo:line-height="100%" fo:text-align="center" style:justify-single-word="false"/>
      <style:text-properties fo:font-size="28pt" style:font-size-asian="28pt" style:font-size-complex="28pt"/>
    </style:style>
    <style:style style:name="P5" style:family="paragraph" style:parent-style-name="ByLine">
      <style:paragraph-properties fo:text-align="center" style:justify-single-word="false"/>
    </style:style>
    <style:style style:name="P6"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8" style:family="paragraph" style:parent-style-name="Contents_20_1">
      <style:paragraph-properties fo:margin-left="0cm" fo:margin-right="0cm" fo:text-indent="0cm" style:auto-text-indent="false">
        <style:tab-stops>
          <style:tab-stop style:position="1.27cm" style:type="right"/>
          <style:tab-stop style:position="17.145cm" style:type="right" style:leader-style="dotted" style:leader-tex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text-properties style:font-name="Times New Roman" fo:font-weight="bold" style:font-weight-asian="bold" style:font-name-complex="Times New Roman" style:font-weight-complex="bold"/>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fo:text-align="justify" style:justify-single-word="false"/>
      <style:text-properties style:font-name="Times New Roman" style:font-name-complex="Times New Roman" style:font-size-complex="12pt"/>
    </style:style>
    <style:style style:name="P13" style:family="paragraph" style:parent-style-name="Standard">
      <style:paragraph-properties fo:text-align="justify" style:justify-single-word="false"/>
      <style:text-properties style:font-name="Times New Roman" style:font-name-complex="Times New Roman"/>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style:font-weight-asian="bold" style:font-size-complex="12pt" style:font-weight-complex="bold"/>
    </style:style>
    <style:style style:name="P16" style:family="paragraph" style:parent-style-name="Standard">
      <style:text-properties fo:font-size="18pt" fo:font-weight="bold" style:font-size-asian="18pt" style:font-weight-asian="bold" style:font-size-complex="18pt" style:font-weight-complex="bold"/>
    </style:style>
    <style:style style:name="P17" style:family="paragraph" style:parent-style-name="Standard">
      <style:text-properties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style>
    <style:style style:name="P19" style:family="paragraph" style:parent-style-name="template">
      <style:paragraph-properties fo:text-align="justify" style:justify-single-word="false"/>
    </style:style>
    <style:style style:name="P20" style:family="paragraph" style:parent-style-name="template">
      <style:paragraph-properties fo:text-align="justify" style:justify-single-word="false"/>
      <style:text-properties style:font-name="Times New Roman" fo:font-size="12pt" fo:font-style="normal" style:font-size-asian="12pt" style:font-style-asian="normal" style:font-name-complex="Times New Roman" style:font-size-complex="12pt"/>
    </style:style>
    <style:style style:name="P21" style:family="paragraph" style:parent-style-name="Standard">
      <style:paragraph-properties fo:margin-left="1.27cm" fo:margin-right="0cm" fo:text-indent="0cm" style:auto-text-indent="false">
        <style:tab-stops/>
      </style:paragraph-properties>
      <style:text-properties style:font-name="Times New Roman" style:font-name-complex="Times New Roman"/>
    </style:style>
    <style:style style:name="P22" style:family="paragraph" style:parent-style-name="Standard">
      <style:paragraph-properties fo:margin-left="1.27cm" fo:margin-right="0cm" fo:text-indent="0cm" style:auto-text-indent="false">
        <style:tab-stops/>
      </style:paragraph-properties>
    </style:style>
    <style:style style:name="P23" style:family="paragraph" style:parent-style-name="Text_20_body">
      <style:paragraph-properties fo:margin-top="0cm" fo:margin-bottom="0cm" loext:contextual-spacing="false"/>
      <style:text-properties style:font-name="Times New Roman" style:font-name-complex="Times New Roman"/>
    </style:style>
    <style:style style:name="P24" style:family="paragraph" style:parent-style-name="Text_20_body">
      <style:paragraph-properties fo:margin-top="0cm" fo:margin-bottom="0cm" loext:contextual-spacing="false"/>
      <style:text-properties style:font-name="Times New Roman" fo:language="da" fo:country="DK" style:font-name-complex="Times New Roman"/>
    </style:style>
    <style:style style:name="P25" style:family="paragraph" style:parent-style-name="Standard">
      <style:paragraph-properties fo:margin-left="3.81cm" fo:margin-right="0cm" fo:text-indent="-2.54cm" style:auto-text-indent="false">
        <style:tab-stops/>
      </style:paragraph-properties>
    </style:style>
    <style:style style:name="P26" style:family="paragraph" style:parent-style-name="Standard">
      <style:paragraph-properties fo:margin-left="5.08cm" fo:margin-right="0cm" fo:text-indent="-3.81cm" style:auto-text-indent="false">
        <style:tab-stops/>
      </style:paragraph-properties>
    </style:style>
    <style:style style:name="P27" style:family="paragraph" style:parent-style-name="TOCEntry">
      <style:paragraph-properties fo:text-align="justify" style:justify-single-word="false"/>
    </style:style>
    <style:style style:name="P28" style:family="paragraph" style:parent-style-name="Standard" style:list-style-name="WW8Num2"/>
    <style:style style:name="P29" style:family="paragraph" style:parent-style-name="Standard" style:list-style-name="WW8Num2">
      <style:text-properties style:font-name="Times New Roman" style:font-name-complex="Times New Roman"/>
    </style:style>
    <style:style style:name="P30" style:family="paragraph" style:parent-style-name="Standard" style:list-style-name="WW8Num3">
      <style:text-properties style:font-name="Times New Roman" style:font-name-complex="Times New Roman"/>
    </style:style>
    <style:style style:name="P31" style:family="paragraph" style:parent-style-name="Standard" style:list-style-name="WW8Num4">
      <style:text-properties style:font-name="Times New Roman" style:font-name-complex="Times New Roman"/>
    </style:style>
    <style:style style:name="P32" style:family="paragraph" style:parent-style-name="Standard" style:list-style-name="WW8Num5">
      <style:text-properties style:font-name="Times New Roman" style:font-name-complex="Times New Roman"/>
    </style:style>
    <style:style style:name="P33" style:family="paragraph" style:parent-style-name="Standard" style:list-style-name="WW8Num3"/>
    <style:style style:name="P34" style:family="paragraph" style:parent-style-name="Standard" style:list-style-name="WW8Num4"/>
    <style:style style:name="P35" style:family="paragraph" style:parent-style-name="Standard" style:list-style-name="WW8Num5"/>
    <style:style style:name="P36" style:family="paragraph" style:parent-style-name="Standard" style:list-style-name="WW8Num7"/>
    <style:style style:name="P37" style:family="paragraph" style:parent-style-name="Standard" style:list-style-name="WW8Num11"/>
    <style:style style:name="P38" style:family="paragraph" style:parent-style-name="Standard" style:list-style-name="WW8Num10"/>
    <style:style style:name="P39" style:family="paragraph" style:parent-style-name="Standard" style:list-style-name="WW8Num12"/>
    <style:style style:name="P40" style:family="paragraph" style:parent-style-name="Standard" style:list-style-name="WW8Num9"/>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Heading" style:master-page-name="MP0">
      <style:paragraph-properties fo:margin-top="0.423cm" fo:margin-bottom="1.27cm" loext:contextual-spacing="false" fo:line-height="100%" fo:text-align="center" style:justify-single-word="false" style:page-number="1" fo:break-before="page"/>
    </style:style>
    <style:style style:name="P43" style:family="paragraph" style:parent-style-name="Heading_20_1" style:list-style-name="" style:master-page-name="MP1">
      <style:paragraph-properties style:page-number="1" fo:break-before="page"/>
    </style:style>
    <style:style style:name="P44" style:family="paragraph" style:parent-style-name="Heading_20_2">
      <style:text-properties fo:font-size="12pt" fo:font-weight="normal" style:font-size-asian="12pt" style:font-weight-asian="normal" style:font-size-complex="12pt" style:font-weight-complex="bold"/>
    </style:style>
    <style:style style:name="P45" style:family="paragraph" style:parent-style-name="template" style:list-style-name="WW8Num8"/>
    <style:style style:name="P46" style:family="paragraph" style:parent-style-name="Heading_20_10" style:list-style-name="">
      <style:paragraph-properties fo:text-align="justify" style:justify-single-word="false"/>
    </style:style>
    <style:style style:name="T1" style:family="text">
      <style:text-properties fo:font-size="12pt" style:font-size-asian="12pt"/>
    </style:style>
    <style:style style:name="T2" style:family="text">
      <style:text-properties style:text-position="super 64%"/>
    </style:style>
    <style:style style:name="T3" style:family="text">
      <style:text-properties style:font-name="Times New Roman" fo:font-size="12pt" fo:font-weight="normal" style:font-size-asian="12pt" style:font-weight-asian="normal" style:font-name-complex="Times New Roman" style:font-size-complex="12pt"/>
    </style:style>
    <style:style style:name="T4" style:family="text">
      <style:text-properties style:font-name="Times New Roman" fo:font-size="12pt" fo:font-weight="normal" style:font-size-asian="12pt" style:font-weight-asian="normal" style:font-name-complex="Times New Roman" style:font-size-complex="12pt"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style:font-name-complex="Times New Roman"/>
    </style:style>
    <style:style style:name="T7" style:family="text">
      <style:text-properties style:font-name="Times New Roman" style:font-name-complex="Times New Roman" style:font-size-complex="12pt"/>
    </style:style>
    <style:style style:name="T8" style:family="text">
      <style:text-properties fo:font-weight="bold" style:font-weight-asian="bold" style:font-weight-complex="bold"/>
    </style:style>
    <style:style style:name="T9" style:family="text">
      <style:text-properties fo:font-weight="bold" style:font-name-asian="Times" style:font-weight-asian="bold" style:font-weight-complex="bold"/>
    </style:style>
    <style:style style:name="T10" style:family="text">
      <style:text-properties fo:font-size="11.5pt" style:font-size-asian="11.5pt" style:font-size-complex="11.5pt"/>
    </style:style>
    <style:style style:name="T11" style:family="text">
      <style:text-properties style:font-name-asian="Times"/>
    </style:style>
    <style:style style:name="T12" style:family="text">
      <style:text-properties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oftware Requirements Specification</text:p>
      <text:p text:style-name="P3">for</text:p>
      <text:p text:style-name="P4">GYM MANAGEMENT SYSTEM</text:p>
      <text:p text:style-name="P5">Version 1.0 approved</text:p>
      <text:p text:style-name="P5">Prepared by</text:p>
      <text:p text:style-name="P5">Sejal Chaudhari <text:s text:c="12"/>05</text:p>
      <text:p text:style-name="P5">Tejal girase <text:s text:c="20"/>08</text:p>
      <text:p text:style-name="P5">Archana Menon <text:s text:c="14"/>21</text:p>
      <text:p text:style-name="P5">Proposed to</text:p>
      <text:p text:style-name="P5"><text:s text:c="2"/>Mrs. Jessica Dias</text:p>
      <text:p text:style-name="P5"><text:s/>18<text:span text:style-name="Default_20_Paragraph_20_Font"><text:span text:style-name="T2">th</text:span></text:span> January,2019</text:p>
      <text:p text:style-name="TOCEntry"><text:bookmark-start text:name="__RefHeading___Toc441230970"/><text:soft-page-break/>Table of Contents<text:bookmark-end text:name="__RefHeading___Toc4412309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text:a xlink:type="simple" xlink:href="#__RefHeading___Toc441230970" office:target-frame-name="_top" xlink:show="replace" text:style-name="Internet_20_link" text:visited-style-name="Visited_20_Internet_20_Link"><text:span text:style-name="Index_20_Link">ii</text:span></text:a></text:p>
          <text:p text:style-name="P6">Revision History<text:tab/><text:a xlink:type="simple" xlink:href="#__RefHeading___Toc441230971" office:target-frame-name="_top" xlink:show="replace" text:style-name="Internet_20_link" text:visited-style-name="Visited_20_Internet_20_Link"><text:span text:style-name="Index_20_Link">ii</text:span></text:a></text:p>
          <text:p text:style-name="P6">1.<text:tab/>Introduction<text:tab/><text:a xlink:type="simple" xlink:href="#__RefHeading___Toc441230972" office:target-frame-name="_top" xlink:show="replace" text:style-name="Internet_20_link" text:visited-style-name="Visited_20_Internet_20_Link"><text:span text:style-name="Index_20_Link">1</text:span></text:a></text:p>
          <text:p text:style-name="P7">1.1<text:tab/>Purpose<text:tab/><text:a xlink:type="simple" xlink:href="#__RefHeading___Toc441230973" office:target-frame-name="_top" xlink:show="replace" text:style-name="Internet_20_link" text:visited-style-name="Visited_20_Internet_20_Link"><text:span text:style-name="Index_20_Link">1</text:span></text:a></text:p>
          <text:p text:style-name="P7">1.2<text:tab/>Intended Audience and Reading Suggestions<text:tab/><text:a xlink:type="simple" xlink:href="#__RefHeading___Toc441230975" office:target-frame-name="_top" xlink:show="replace" text:style-name="Internet_20_link" text:visited-style-name="Visited_20_Internet_20_Link"><text:span text:style-name="Index_20_Link">1</text:span></text:a></text:p>
          <text:p text:style-name="P7">1.3<text:tab/>Product Scope<text:tab/><text:a xlink:type="simple" xlink:href="#__RefHeading___Toc441230976" office:target-frame-name="_top" xlink:show="replace" text:style-name="Internet_20_link" text:visited-style-name="Visited_20_Internet_20_Link"><text:span text:style-name="Index_20_Link">1</text:span></text:a></text:p>
          <text:p text:style-name="P7">1.4<text:tab/>References<text:tab/><text:a xlink:type="simple" xlink:href="#__RefHeading___Toc441230977" office:target-frame-name="_top" xlink:show="replace" text:style-name="Internet_20_link" text:visited-style-name="Visited_20_Internet_20_Link"><text:span text:style-name="Index_20_Link">1</text:span></text:a></text:p>
          <text:p text:style-name="P6">2.<text:tab/>Overall Description<text:tab/><text:span text:style-name="Index_20_Link">1</text:span></text:p>
          <text:p text:style-name="P7">2.1<text:tab/>Product Perspective<text:tab/><text:span text:style-name="Index_20_Link">1</text:span></text:p>
          <text:p text:style-name="P7">2.2<text:tab/>Product Functions<text:tab/><text:a xlink:type="simple" xlink:href="#__RefHeading___Toc441230980" office:target-frame-name="_top" xlink:show="replace" text:style-name="Internet_20_link" text:visited-style-name="Visited_20_Internet_20_Link"><text:span text:style-name="Index_20_Link">2</text:span></text:a></text:p>
          <text:p text:style-name="P7">2.3<text:tab/>User Classes and Characteristics<text:tab/><text:a xlink:type="simple" xlink:href="#__RefHeading___Toc441230981" office:target-frame-name="_top" xlink:show="replace" text:style-name="Internet_20_link" text:visited-style-name="Visited_20_Internet_20_Link"><text:span text:style-name="Index_20_Link">2</text:span></text:a></text:p>
          <text:p text:style-name="P7">2.4<text:tab/>Operating Environment<text:tab/><text:a xlink:type="simple" xlink:href="#__RefHeading___Toc441230982" office:target-frame-name="_top" xlink:show="replace" text:style-name="Internet_20_link" text:visited-style-name="Visited_20_Internet_20_Link"><text:span text:style-name="Index_20_Link">2</text:span></text:a></text:p>
          <text:p text:style-name="P7">2.5<text:tab/>Design and Implementation Constraints<text:tab/><text:a xlink:type="simple" xlink:href="#__RefHeading___Toc441230983" office:target-frame-name="_top" xlink:show="replace" text:style-name="Internet_20_link" text:visited-style-name="Visited_20_Internet_20_Link"><text:span text:style-name="Index_20_Link">2</text:span></text:a></text:p>
          <text:p text:style-name="P7">2.6<text:tab/>Assumptions and Dependencies<text:tab/><text:a xlink:type="simple" xlink:href="#__RefHeading___Toc441230985" office:target-frame-name="_top" xlink:show="replace" text:style-name="Internet_20_link" text:visited-style-name="Visited_20_Internet_20_Link"><text:span text:style-name="Index_20_Link">3</text:span></text:a></text:p>
          <text:p text:style-name="P6">3.<text:tab/>External Interface Requirements<text:tab/><text:a xlink:type="simple" xlink:href="#__RefHeading___Toc441230986" office:target-frame-name="_top" xlink:show="replace" text:style-name="Internet_20_link" text:visited-style-name="Visited_20_Internet_20_Link"><text:span text:style-name="Index_20_Link">3</text:span></text:a></text:p>
          <text:p text:style-name="P7">3.1<text:tab/>User Interfaces<text:tab/><text:a xlink:type="simple" xlink:href="#__RefHeading___Toc441230987" office:target-frame-name="_top" xlink:show="replace" text:style-name="Internet_20_link" text:visited-style-name="Visited_20_Internet_20_Link"><text:span text:style-name="Index_20_Link">3</text:span></text:a></text:p>
          <text:p text:style-name="P7">3.2<text:tab/>Hardware Interfaces<text:tab/><text:a xlink:type="simple" xlink:href="#__RefHeading___Toc441230988" office:target-frame-name="_top" xlink:show="replace" text:style-name="Internet_20_link" text:visited-style-name="Visited_20_Internet_20_Link"><text:span text:style-name="Index_20_Link">3</text:span></text:a></text:p>
          <text:p text:style-name="P7">3.3<text:tab/>Software Interfaces<text:tab/><text:a xlink:type="simple" xlink:href="#__RefHeading___Toc441230989" office:target-frame-name="_top" xlink:show="replace" text:style-name="Internet_20_link" text:visited-style-name="Visited_20_Internet_20_Link"><text:span text:style-name="Index_20_Link">3</text:span></text:a></text:p>
          <text:p text:style-name="P7">3.4<text:tab/>Communications Interfaces<text:tab/><text:span text:style-name="Index_20_Link">4</text:span></text:p>
          <text:p text:style-name="P6">4.<text:tab/>Specific Requirement<text:tab/><text:a xlink:type="simple" xlink:href="#__RefHeading___Toc441230991" office:target-frame-name="_top" xlink:show="replace" text:style-name="Internet_20_link" text:visited-style-name="Visited_20_Internet_20_Link"><text:span text:style-name="Index_20_Link">4</text:span></text:a></text:p>
          <text:p text:style-name="P7">4.1<text:tab/>Functional requirement<text:tab/><text:a xlink:type="simple" xlink:href="#__RefHeading___Toc441230992" office:target-frame-name="_top" xlink:show="replace" text:style-name="Internet_20_link" text:visited-style-name="Visited_20_Internet_20_Link"><text:span text:style-name="Index_20_Link">4</text:span></text:a></text:p>
          <text:p text:style-name="P7">4.2<text:tab/>Non-functional requirement<text:tab/><text:span text:style-name="Index_20_Link">5</text:span></text:p>
          <text:p text:style-name="P6">5.<text:tab/>Other Requirements<text:tab/><text:span text:style-name="Index_20_Link">6</text:span></text:p>
          <text:p text:style-name="P6">Appendix A: Glossary<text:tab/><text:span text:style-name="Index_20_Link">6</text:span></text:p>
          <text:p text:style-name="P8"/>
        </text:index-body>
      </text:table-of-content>
      <text:p text:style-name="Standard"/>
      <text:p text:style-name="P9"/>
      <text:p text:style-name="TOCEntry"/>
      <text:h text:style-name="P43"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text:h>
      <text:p text:style-name="P19"><text:tab/>The purpose of this document is to describe the web gym management system(WGMS) product with release number 0.1. This document contains the functional and non-functional requirements of the project. This document contains the guidelines for website developers system</text:p>
      <text:p text:style-name="P19">engineers and designers to start working the project.</text:p>
      <text:h text:style-name="Heading_20_2" text:outline-level="2"><text:bookmark-start text:name="__RefHeading___Toc441230975"/>Intended Audience and Reading Suggestions<text:bookmark-end text:name="__RefHeading___Toc441230975"/></text:h>
      <text:p text:style-name="P19"><text:tab/>The intended readers of this document are the developers of the site, testers, gym owners and managers and coordinators.</text:p>
      <text:p text:style-name="P19"><text:tab/>Any suggested changes on the requirements listed on this document should be included in the last version of it so it can be a reference to developing and validating teams.</text:p>
      <text:h text:style-name="Heading_20_2" text:outline-level="2"><text:bookmark-start text:name="__RefHeading___Toc441230976"/>Product Scope<text:bookmark-end text:name="__RefHeading___Toc441230976"/></text:h>
      <text:p text:style-name="P19"><text:tab/>WGMS product is basically updating the manual Gym system into a internet based application so that the users can know the details of their accounts, tenure of their gym membership, the protein supplements and other facilities available.</text:p>
      <text:p text:style-name="P19">The project is specifically designed for the use of <text:s/>trainers and the gym member. The product will work as a complete user interface for gym management process and gym usage from ordinary users.</text:p>
      <text:p text:style-name="P19">WGMS can be used by any existing or new gym members <text:s/>to manage their accounts.</text:p>
      <text:p text:style-name="P19">WGMS can work as a powerful gym management system for big gyms, and can provide a free</text:p>
      <text:p text:style-name="P19">easy-to-use system for rising gym.</text:p>
      <text:h text:style-name="Heading_20_2" text:outline-level="2"><text:bookmark-start text:name="__RefHeading___Toc441230977"/>References<text:bookmark-end text:name="__RefHeading___Toc441230977"/></text:h>
      <text:list xml:id="list4169231008" text:style-name="WW8Num8">
        <text:list-item>
          <text:p text:style-name="P45">IEEE 830-1998 standard for writing SRS document.</text:p>
        </text:list-item>
        <text:list-item>
          <text:p text:style-name="P45">Sommerville, Software Engineering, 8th ed. England: Addison-Wesley, 2007.</text:p>
        </text:list-item>
      </text:list>
      <text:h text:style-name="Heading_20_1" text:outline-level="1"><text:bookmark-start text:name="__RefHeading___Toc441230978"/>Overall Description<text:bookmark-end text:name="__RefHeading___Toc441230978"/></text:h>
      <text:h text:style-name="Heading_20_2" text:outline-level="2">Product Perspective</text:h>
      <text:p text:style-name="P46"><text:span text:style-name="Default_20_Paragraph_20_Font"><text:span text:style-name="T4">WGMS is a replacement for the ordinary gym management systems which depend on paper work <text:s text:c="2"/>for recording payment details and users’ information. WGMS will provide an advanced user interface which will make convenient for the user to track their membership details , tenure of their supplements etc.</text:span></text:span></text:p>
      <text:h text:style-name="Heading_20_2" text:outline-level="2"><text:bookmark-start text:name="__RefHeading___Toc441230980"/><text:soft-page-break/>Product Functions<text:bookmark-end text:name="__RefHeading___Toc441230980"/></text:h>
      <text:p text:style-name="Standard"><text:span text:style-name="Default_20_Paragraph_20_Font"><text:span text:style-name="T8">2.2.1<text:tab/></text:span></text:span><text:span text:style-name="Default_20_Paragraph_20_Font"><text:span text:style-name="T5">Owner</text:span></text:span></text:p>
      <text:list xml:id="list1917677151" text:style-name="WW8Num2">
        <text:list-item>
          <text:p text:style-name="P28"><text:span text:style-name="Default_20_Paragraph_20_Font"><text:span text:style-name="T6">Owner should be able to insert, update delete the information related to all the workers and members of the gym.</text:span></text:span></text:p>
        </text:list-item>
        <text:list-item>
          <text:p text:style-name="P28"><text:span text:style-name="Default_20_Paragraph_20_Font"><text:span text:style-name="T6">Can accept or reject the recruitment of the manager and trainer.</text:span></text:span></text:p>
        </text:list-item>
        <text:list-item>
          <text:p text:style-name="P29">Increase the training period of the members.</text:p>
        </text:list-item>
        <text:list-item>
          <text:p text:style-name="P28"><text:span text:style-name="Default_20_Paragraph_20_Font"><text:span text:style-name="T6">Can get the information about the equipment, products etc.</text:span></text:span></text:p>
        </text:list-item>
        <text:list-item>
          <text:p text:style-name="P29">Grant the permission for the required products for the gym.</text:p>
        </text:list-item>
      </text:list>
      <text:p text:style-name="P21"/>
      <text:p text:style-name="P10">2.2.2<text:tab/>Manager</text:p>
      <text:list xml:id="list1585568088" text:style-name="WW8Num3">
        <text:list-item>
          <text:p text:style-name="P30">Keep the track of number of trainers in the gym.</text:p>
        </text:list-item>
        <text:list-item>
          <text:p text:style-name="P33"><text:span text:style-name="Default_20_Paragraph_20_Font"><text:span text:style-name="T6">Can manage the products in the gym.</text:span></text:span></text:p>
        </text:list-item>
        <text:list-item>
          <text:p text:style-name="P30">Manages the online transaction section.</text:p>
        </text:list-item>
        <text:list-item>
          <text:p text:style-name="P30">Insert the new members into the gym register.</text:p>
        </text:list-item>
      </text:list>
      <text:p text:style-name="P21"/>
      <text:p text:style-name="P10">2.2.3<text:tab/>Trainer</text:p>
      <text:list xml:id="list2760497777" text:style-name="WW8Num4">
        <text:list-item>
          <text:p text:style-name="P31">Fetch the details about the member associated with him/her.</text:p>
        </text:list-item>
        <text:list-item>
          <text:p text:style-name="P31">Keep the track of the provided supplements to the members.</text:p>
        </text:list-item>
        <text:list-item>
          <text:p text:style-name="P34"><text:span text:style-name="Default_20_Paragraph_20_Font"><text:span text:style-name="T6">Update the exercise and diet plan of the particular member.</text:span></text:span></text:p>
        </text:list-item>
      </text:list>
      <text:p text:style-name="P11"/>
      <text:p text:style-name="P10">2.2.4 <text:tab/>Gym member</text:p>
      <text:list xml:id="list1358809282" text:style-name="WW8Num5">
        <text:list-item>
          <text:p text:style-name="P32">Fetch the details about their tenure.</text:p>
        </text:list-item>
        <text:list-item>
          <text:p text:style-name="P32">Fetch their payment details.</text:p>
        </text:list-item>
        <text:list-item>
          <text:p text:style-name="P32">Can make online payment of their membership fees.</text:p>
        </text:list-item>
        <text:list-item>
          <text:p text:style-name="P32">Can get their exercise routine and diet plan.</text:p>
        </text:list-item>
        <text:list-item>
          <text:p text:style-name="P35"><text:span text:style-name="Default_20_Paragraph_20_Font"><text:span text:style-name="T6">Can opt for the supplements provided by the gym.</text:span></text:span></text:p>
        </text:list-item>
      </text:list>
      <text:h text:style-name="Heading_20_2" text:outline-level="2">User Classes and Characteristics</text:h>
      <text:h text:style-name="P44" text:outline-level="2">Users of the website are members, librarians and the administrators who maintain the website. Members and librarians are assumed to have basic knowledge of computers and Internet browsing. Administrators of the system should have more knowledge of internal modules of thesystem and are able to rectify small problems that may arise due to disk crashes, power failures andother catastrophes. Friendly user interface, online help and user guide must be sufficient to educatethe users on how to use this product without any problems or difficulties.</text:h>
      <text:h text:style-name="Heading_20_2" text:outline-level="2"><text:bookmark-start text:name="__RefHeading___Toc441230982"/>Operating Environment<text:bookmark-end text:name="__RefHeading___Toc441230982"/></text:h>
      <text:p text:style-name="Standard"><text:span text:style-name="Default_20_Paragraph_20_Font"><text:span text:style-name="T10">The WLMS is a website and shall operate in all famous browsers, for a model we are taking Microsoft Internet Explorer versions 7.0, 8.0 and 9.0, with Flash Player 9 and JavaScript.</text:span></text:span></text:p>
      <text:h text:style-name="Heading_20_2" text:outline-level="2"><text:bookmark-start text:name="__RefHeading___Toc441230983"/>Design and Implementation Constraints<text:bookmark-end text:name="__RefHeading___Toc441230983"/></text:h>
      <text:list xml:id="list3251613037" text:style-name="WW8Num7">
        <text:list-item>
          <text:p text:style-name="P36">The information of all the members, their exercise must be stored in a database that is accessible by the website.</text:p>
        </text:list-item>
        <text:list-item>
          <text:p text:style-name="P36">MS SQL Server will be used as SQL engine and database.</text:p>
        </text:list-item>
        <text:list-item>
          <text:p text:style-name="P36">The Online Gym System is running 24 hours a day.</text:p>
        </text:list-item>
        <text:list-item>
          <text:p text:style-name="P36"><text:soft-page-break/>Users may access WGMS from any computer that has Internet browsing capabilities and an Internet connection.</text:p>
        </text:list-item>
        <text:list-item>
          <text:p text:style-name="P36">Users must have their correct usernames and passwords to enter into their online accounts and do actions.</text:p>
        </text:list-item>
      </text:list>
      <text:h text:style-name="Heading_20_2" text:outline-level="2"><text:bookmark-start text:name="__RefHeading___Toc441230984"/>Assumptions and Dependencies<text:bookmark-end text:name="__RefHeading___Toc441230984"/></text:h>
      <text:p text:style-name="Standard">The product needs the following thirdparty products.</text:p>
      <text:list xml:id="list3071680754" text:style-name="WW8Num11">
        <text:list-item>
          <text:p text:style-name="P37">Microsoft SQL server to store the database.</text:p>
        </text:list-item>
        <text:list-item>
          <text:p text:style-name="P37">ASP.net to develop the Product.</text:p>
        </text:list-item>
      </text:list>
      <text:p text:style-name="Standard"/>
      <text:p text:style-name="Standard">The success of this system depends on</text:p>
      <text:list xml:id="list419057767" text:style-name="WW8Num10">
        <text:list-item>
          <text:p text:style-name="P38">Existence of an Internet service to all people in world.</text:p>
        </text:list-item>
        <text:list-item>
          <text:p text:style-name="P38">Are trainers and users comfortable with computers and have enough conation to work with the product?</text:p>
        </text:list-item>
        <text:list-item>
          <text:p text:style-name="P38">Website interface must be friendly and easy-to-use.</text:p>
        </text:list-item>
      </text:list>
      <text:list xml:id="list3513446508" text:style-name="WW8Num12">
        <text:list-item>
          <text:p text:style-name="P39">The search mechanism should be simple and fast.</text:p>
        </text:list-item>
      </text:list>
      <text:h text:style-name="Heading_20_1" text:outline-level="1">External Interface Requirements</text:h>
      <text:h text:style-name="Heading_20_2" text:outline-level="2">User Interfaces</text:h>
      <text:p text:style-name="P20">It provides the user interface for registering for the gym. Also it provides proper interface to book the supplements ,and extensions required.</text:p>
      <text:h text:style-name="Heading_20_2" text:outline-level="2">Hardware Interfaces</text:h>
      <text:p text:style-name="P12">Minimum system requirements for Gym Management:</text:p>
      <text:p text:style-name="P13"/>
      <text:p text:style-name="P13">Processor:</text:p>
      <text:p text:style-name="P23">Intel Core 2Duo or AMD equivalent, 2Gz or better</text:p>
      <text:p text:style-name="P24">RAM:</text:p>
      <text:p text:style-name="P24">2GB</text:p>
      <text:p text:style-name="P24">HDD:</text:p>
      <text:p text:style-name="P24">160 GB, 7200k spin</text:p>
      <text:h text:style-name="Heading_20_2" text:outline-level="2">Software Interfaces</text:h>
      <text:p text:style-name="P13">Front end -&gt; C#,<text:line-break/>Back end -&gt; MSSql<text:line-break/>UserApp -&gt; Mobile Interface</text:p>
      <text:h text:style-name="Heading_20_2" text:outline-level="2"><text:soft-page-break/>Communications Interfaces</text:h>
      <text:p text:style-name="P20">It provides the user interface for registering for the gym. Also, it provides proper interface to book the supplements, and extensions required. Inquiring about the availability of the membership is also provided.</text:p>
      <text:h text:style-name="Heading_20_1" text:outline-level="1"><text:bookmark-start text:name="__RefHeading___Toc441230986"/>Specific Requirements<text:bookmark-end text:name="__RefHeading___Toc441230986"/></text:h>
      <text:p text:style-name="P14">4.1<text:tab/>Functional Requirements</text:p>
      <text:p text:style-name="P14"/>
      <text:p text:style-name="P14">4.1.1<text:tab/>Owner</text:p>
      <text:p text:style-name="P22"><text:span text:style-name="Default_20_Paragraph_20_Font"><text:span text:style-name="T11"><text:s text:c="8"/></text:span></text:span><text:span text:style-name="Default_20_Paragraph_20_Font"><text:span text:style-name="T9"><text:s text:c="2"/></text:span></text:span><text:span text:style-name="Default_20_Paragraph_20_Font"><text:span text:style-name="T8">Prerequisite<text:tab/></text:span></text:span><text:tab/><text:tab/><text:tab/>(admin signed in) for all requirements below</text:p>
      <text:p text:style-name="P22"/>
      <text:p text:style-name="P22"/>
      <text:p text:style-name="Standard"><text:tab/> <text:s text:c="8"/><text:span text:style-name="Default_20_Paragraph_20_Font"><text:span text:style-name="T8"><text:s/>Requirement ID</text:span></text:span><text:tab/><text:tab/> <text:s text:c="11"/>R1.01.01</text:p>
      <text:p text:style-name="P22"><text:span text:style-name="Default_20_Paragraph_20_Font"><text:span text:style-name="T11"><text:s text:c="10"/></text:span></text:span><text:span text:style-name="Default_20_Paragraph_20_Font"><text:span text:style-name="T8">Title </text:span></text:span><text:tab/><text:tab/><text:tab/><text:tab/><text:tab/> insert</text:p>
      <text:p text:style-name="P22"><text:span text:style-name="Default_20_Paragraph_20_Font"><text:span text:style-name="T11"><text:s text:c="10"/></text:span></text:span><text:span text:style-name="Default_20_Paragraph_20_Font"><text:span text:style-name="T8">Description</text:span></text:span><text:tab/><text:tab/><text:tab/><text:tab/> Insert detail about the manager, his work etc.</text:p>
      <text:p text:style-name="P22"><text:span text:style-name="Default_20_Paragraph_20_Font"><text:span text:style-name="T11"><text:s text:c="10"/></text:span></text:span><text:span text:style-name="Default_20_Paragraph_20_Font"><text:span text:style-name="T8">Priority</text:span></text:span><text:tab/><text:tab/><text:tab/> <text:s text:c="12"/>2</text:p>
      <text:p text:style-name="P22"/>
      <text:p text:style-name="Standard"><text:span text:style-name="Default_20_Paragraph_20_Font"><text:span text:style-name="T11"><text:s text:c="9"/></text:span></text:span><text:tab/> <text:s text:c="9"/><text:span text:style-name="Default_20_Paragraph_20_Font"><text:span text:style-name="T8">Requirement ID</text:span></text:span><text:tab/><text:tab/><text:tab/>R1.01.02</text:p>
      <text:p text:style-name="P22"><text:span text:style-name="Default_20_Paragraph_20_Font"><text:span text:style-name="T11"><text:s text:c="10"/></text:span></text:span><text:span text:style-name="Default_20_Paragraph_20_Font"><text:span text:style-name="T8">Title</text:span></text:span> <text:tab/><text:tab/><text:tab/><text:tab/><text:tab/>View entry</text:p>
      <text:p text:style-name="P25"><text:span text:style-name="Default_20_Paragraph_20_Font"><text:span text:style-name="T11"><text:s text:c="10"/></text:span></text:span><text:span text:style-name="Default_20_Paragraph_20_Font"><text:span text:style-name="T8">Description</text:span></text:span><text:tab/><text:tab/><text:tab/><text:tab/>View how any entry have registered for the <text:s text:c="17"/></text:p>
      <text:p text:style-name="Standard"><text:span text:style-name="Default_20_Paragraph_20_Font"><text:span text:style-name="T11"><text:s text:c="81"/></text:span></text:span>particular month</text:p>
      <text:p text:style-name="P22"><text:span text:style-name="Default_20_Paragraph_20_Font"><text:span text:style-name="T11"><text:s text:c="10"/></text:span></text:span><text:span text:style-name="Default_20_Paragraph_20_Font"><text:span text:style-name="T8">Priority</text:span></text:span><text:tab/><text:tab/><text:tab/><text:tab/>2</text:p>
      <text:p text:style-name="P22"/>
      <text:p text:style-name="P22"/>
      <text:p text:style-name="Standard"><text:span text:style-name="Default_20_Paragraph_20_Font"><text:span text:style-name="T11"><text:s text:c="22"/></text:span></text:span><text:span text:style-name="Default_20_Paragraph_20_Font"><text:span text:style-name="T8">Requirement ID</text:span></text:span><text:tab/><text:tab/> <text:s text:c="11"/>R1.01.03</text:p>
      <text:p text:style-name="P22"><text:span text:style-name="Default_20_Paragraph_20_Font"><text:span text:style-name="T11"><text:s text:c="10"/></text:span></text:span><text:span text:style-name="Default_20_Paragraph_20_Font"><text:span text:style-name="T8">Title</text:span></text:span> <text:tab/><text:tab/><text:tab/><text:tab/><text:tab/>Grant requirement</text:p>
      <text:p text:style-name="P22"><text:span text:style-name="Default_20_Paragraph_20_Font"><text:span text:style-name="T11"><text:s text:c="10"/></text:span></text:span><text:span text:style-name="Default_20_Paragraph_20_Font"><text:span text:style-name="T8">Description</text:span></text:span><text:tab/><text:tab/><text:tab/><text:tab/>Grant the requirements which are needed for <text:s text:c="17"/></text:p>
      <text:p text:style-name="P22"><text:span text:style-name="Default_20_Paragraph_20_Font"><text:span text:style-name="T11"><text:s text:c="69"/></text:span></text:span>gym.</text:p>
      <text:p text:style-name="P22"><text:span text:style-name="Default_20_Paragraph_20_Font"><text:span text:style-name="T11"><text:s text:c="9"/></text:span></text:span><text:span text:style-name="Default_20_Paragraph_20_Font"><text:span text:style-name="T9"><text:s/></text:span></text:span><text:span text:style-name="Default_20_Paragraph_20_Font"><text:span text:style-name="T8">Priority<text:tab/></text:span></text:span><text:tab/><text:tab/><text:tab/>1</text:p>
      <text:p text:style-name="P22"/>
      <text:p text:style-name="P14">4.1.2<text:tab/>Manager</text:p>
      <text:p text:style-name="Standard"/>
      <text:p text:style-name="Standard"><text:tab/> <text:s text:c="7"/><text:span text:style-name="Default_20_Paragraph_20_Font"><text:span text:style-name="T8"><text:s text:c="2"/>Requirement ID</text:span></text:span><text:tab/><text:tab/><text:tab/>R1.02.01</text:p>
      <text:p text:style-name="P22"><text:span text:style-name="Default_20_Paragraph_20_Font"><text:span text:style-name="T11"><text:s text:c="10"/></text:span></text:span><text:span text:style-name="Default_20_Paragraph_20_Font"><text:span text:style-name="T8">Title</text:span></text:span> <text:tab/><text:tab/><text:tab/><text:tab/><text:tab/>Management</text:p>
      <text:p text:style-name="P25"><text:span text:style-name="Default_20_Paragraph_20_Font"><text:span text:style-name="T11"><text:s text:c="10"/></text:span></text:span><text:span text:style-name="Default_20_Paragraph_20_Font"><text:span text:style-name="T8">Description</text:span></text:span><text:tab/><text:tab/><text:tab/><text:tab/>Manage all the activities which are going on in <text:s text:c="12"/></text:p>
      <text:p text:style-name="P25"><text:span text:style-name="Default_20_Paragraph_20_Font"><text:span text:style-name="T11"><text:s text:c="70"/></text:span></text:span>gym</text:p>
      <text:p text:style-name="P22"><text:span text:style-name="Default_20_Paragraph_20_Font"><text:span text:style-name="T11"><text:s text:c="10"/></text:span></text:span><text:span text:style-name="Default_20_Paragraph_20_Font"><text:span text:style-name="T8">Priority</text:span></text:span><text:tab/><text:tab/><text:tab/><text:tab/>1</text:p>
      <text:p text:style-name="P22"/>
      <text:p text:style-name="Standard"><text:span text:style-name="Default_20_Paragraph_20_Font"><text:span text:style-name="T11"><text:s text:c="9"/></text:span></text:span><text:tab/> <text:s text:c="9"/><text:span text:style-name="Default_20_Paragraph_20_Font"><text:span text:style-name="T8">Requirement ID</text:span></text:span><text:tab/><text:tab/> <text:s text:c="11"/>R1.02.02</text:p>
      <text:p text:style-name="P22"><text:span text:style-name="Default_20_Paragraph_20_Font"><text:span text:style-name="T11"><text:s text:c="10"/></text:span></text:span><text:span text:style-name="Default_20_Paragraph_20_Font"><text:span text:style-name="T8">Title</text:span></text:span> <text:tab/><text:tab/><text:tab/><text:tab/><text:tab/>No. of trainer</text:p>
      <text:p text:style-name="P25"><text:span text:style-name="Default_20_Paragraph_20_Font"><text:span text:style-name="T11"><text:s text:c="10"/></text:span></text:span><text:span text:style-name="Default_20_Paragraph_20_Font"><text:span text:style-name="T8">Description</text:span></text:span><text:tab/><text:tab/><text:tab/><text:tab/>Manages the no. of trainer</text:p>
      <text:p text:style-name="P22"><text:span text:style-name="Default_20_Paragraph_20_Font"><text:span text:style-name="T11"><text:s text:c="10"/></text:span></text:span><text:span text:style-name="Default_20_Paragraph_20_Font"><text:span text:style-name="T8">Priority</text:span></text:span><text:tab/><text:tab/><text:tab/><text:tab/>2</text:p>
      <text:p text:style-name="P22"/>
      <text:p text:style-name="P14">4.1.3<text:tab/>Trainer</text:p>
      <text:p text:style-name="Standard"/>
      <text:p text:style-name="Standard"><text:tab/> <text:s text:c="9"/><text:span text:style-name="Default_20_Paragraph_20_Font"><text:span text:style-name="T8">Requirement ID<text:tab/><text:tab/></text:span></text:span><text:tab/>R1.03.01</text:p>
      <text:p text:style-name="P22"><text:span text:style-name="Default_20_Paragraph_20_Font"><text:span text:style-name="T11"><text:s text:c="10"/></text:span></text:span><text:span text:style-name="Default_20_Paragraph_20_Font"><text:span text:style-name="T8">Title <text:tab/></text:span></text:span><text:tab/><text:tab/><text:tab/><text:tab/>Insert</text:p>
      <text:p text:style-name="P26"><text:span text:style-name="Default_20_Paragraph_20_Font"><text:span text:style-name="T11"><text:s text:c="10"/></text:span></text:span><text:span text:style-name="Default_20_Paragraph_20_Font"><text:span text:style-name="T8">Description</text:span></text:span><text:tab/><text:tab/><text:tab/><text:tab/>Inserts the entry of the customer who ever is <text:s/></text:p>
      <text:p text:style-name="P26"><text:span text:style-name="Default_20_Paragraph_20_Font"><text:span text:style-name="T11"><text:s text:c="70"/></text:span></text:span>associated with that particular trainer.</text:p>
      <text:p text:style-name="P22"><text:soft-page-break/><text:span text:style-name="Default_20_Paragraph_20_Font"><text:span text:style-name="T11"><text:s text:c="10"/></text:span></text:span><text:span text:style-name="Default_20_Paragraph_20_Font"><text:span text:style-name="T8">Priority<text:tab/><text:tab/></text:span></text:span><text:tab/><text:tab/>1</text:p>
      <text:p text:style-name="P22"/>
      <text:p text:style-name="Standard"><text:span text:style-name="Default_20_Paragraph_20_Font"><text:span text:style-name="T11"><text:s text:c="9"/></text:span></text:span><text:tab/> <text:s text:c="9"/><text:span text:style-name="Default_20_Paragraph_20_Font"><text:span text:style-name="T8">Requirement ID</text:span></text:span><text:tab/><text:tab/><text:tab/>R1.03.02</text:p>
      <text:p text:style-name="P22"><text:span text:style-name="Default_20_Paragraph_20_Font"><text:span text:style-name="T11"><text:s text:c="10"/></text:span></text:span><text:span text:style-name="Default_20_Paragraph_20_Font"><text:span text:style-name="T8">Title <text:tab/></text:span></text:span><text:tab/><text:tab/><text:tab/><text:tab/>Insert supplements <text:s/></text:p>
      <text:p text:style-name="P25"><text:span text:style-name="Default_20_Paragraph_20_Font"><text:span text:style-name="T11"><text:s text:c="10"/></text:span></text:span><text:span text:style-name="Default_20_Paragraph_20_Font"><text:span text:style-name="T8">Description</text:span></text:span><text:tab/><text:tab/><text:tab/><text:tab/>Enter the details about the supplements</text:p>
      <text:p text:style-name="P22"><text:span text:style-name="Default_20_Paragraph_20_Font"><text:span text:style-name="T11"><text:s text:c="10"/></text:span></text:span><text:span text:style-name="Default_20_Paragraph_20_Font"><text:span text:style-name="T8">Priority</text:span></text:span><text:tab/><text:tab/><text:tab/><text:tab/>2</text:p>
      <text:p text:style-name="Standard"><text:span text:style-name="Default_20_Paragraph_20_Font"><text:span text:style-name="T11"><text:s text:c="20"/></text:span></text:span></text:p>
      <text:p text:style-name="Standard"><text:span text:style-name="Default_20_Paragraph_20_Font"><text:span text:style-name="T11"><text:s text:c="20"/></text:span></text:span><text:span text:style-name="Default_20_Paragraph_20_Font"><text:span text:style-name="T9"><text:s text:c="2"/></text:span></text:span><text:span text:style-name="Default_20_Paragraph_20_Font"><text:span text:style-name="T8">Requirement ID</text:span></text:span><text:tab/><text:tab/><text:tab/>R1.03.0</text:p>
      <text:p text:style-name="P22"><text:span text:style-name="Default_20_Paragraph_20_Font"><text:span text:style-name="T11"><text:s text:c="10"/></text:span></text:span><text:span text:style-name="Default_20_Paragraph_20_Font"><text:span text:style-name="T8">Title <text:tab/></text:span></text:span><text:tab/><text:tab/><text:tab/><text:tab/>Update</text:p>
      <text:p text:style-name="P25"><text:span text:style-name="Default_20_Paragraph_20_Font"><text:span text:style-name="T11"><text:s text:c="10"/></text:span></text:span><text:span text:style-name="Default_20_Paragraph_20_Font"><text:span text:style-name="T8">Description</text:span></text:span><text:tab/><text:tab/><text:tab/><text:tab/>Update the daily exercise <text:s/></text:p>
      <text:p text:style-name="P22"><text:span text:style-name="Default_20_Paragraph_20_Font"><text:span text:style-name="T11"><text:s text:c="10"/></text:span></text:span><text:span text:style-name="Default_20_Paragraph_20_Font"><text:span text:style-name="T8">Priority<text:tab/></text:span></text:span><text:tab/><text:tab/><text:tab/>2</text:p>
      <text:p text:style-name="P22"/>
      <text:p text:style-name="P14">4.1.4<text:tab/>Members</text:p>
      <text:p text:style-name="Standard"/>
      <text:p text:style-name="Standard"><text:tab/> <text:s text:c="6"/><text:span text:style-name="Default_20_Paragraph_20_Font"><text:span text:style-name="T8"><text:s text:c="3"/>Requirement ID</text:span></text:span><text:tab/><text:tab/><text:tab/>R1.04.01</text:p>
      <text:p text:style-name="P22"><text:span text:style-name="Default_20_Paragraph_20_Font"><text:span text:style-name="T11"><text:s text:c="9"/></text:span></text:span><text:span text:style-name="Default_20_Paragraph_20_Font"><text:span text:style-name="T9"><text:s/></text:span></text:span><text:span text:style-name="Default_20_Paragraph_20_Font"><text:span text:style-name="T8">Title <text:tab/></text:span></text:span><text:tab/><text:tab/><text:tab/><text:tab/>Insert</text:p>
      <text:p text:style-name="P26"><text:span text:style-name="Default_20_Paragraph_20_Font"><text:span text:style-name="T11"><text:s text:c="8"/></text:span></text:span><text:span text:style-name="Default_20_Paragraph_20_Font"><text:span text:style-name="T9"><text:s text:c="2"/></text:span></text:span><text:span text:style-name="Default_20_Paragraph_20_Font"><text:span text:style-name="T8">Description</text:span></text:span><text:tab/><text:tab/><text:tab/><text:tab/>Inserts the details about the requirement</text:p>
      <text:p text:style-name="P26"><text:span text:style-name="Default_20_Paragraph_20_Font"><text:span text:style-name="T11"><text:s text:c="70"/></text:span></text:span>about their need</text:p>
      <text:p text:style-name="P22"><text:span text:style-name="Default_20_Paragraph_20_Font"><text:span text:style-name="T11"><text:s text:c="10"/></text:span></text:span><text:span text:style-name="Default_20_Paragraph_20_Font"><text:span text:style-name="T8">Priority<text:tab/></text:span></text:span><text:tab/><text:tab/><text:tab/>2</text:p>
      <text:p text:style-name="P22"/>
      <text:p text:style-name="Standard"><text:span text:style-name="Default_20_Paragraph_20_Font"><text:span text:style-name="T11"><text:s text:c="9"/></text:span></text:span><text:tab/> <text:s text:c="9"/><text:span text:style-name="Default_20_Paragraph_20_Font"><text:span text:style-name="T8">Requirement ID</text:span></text:span><text:tab/><text:tab/><text:tab/>R1.04.02</text:p>
      <text:p text:style-name="P22"><text:span text:style-name="Default_20_Paragraph_20_Font"><text:span text:style-name="T11"><text:s text:c="9"/></text:span></text:span><text:span text:style-name="Default_20_Paragraph_20_Font"><text:span text:style-name="T9"><text:s/></text:span></text:span><text:span text:style-name="Default_20_Paragraph_20_Font"><text:span text:style-name="T8">Title</text:span></text:span> <text:tab/><text:tab/><text:tab/><text:tab/><text:tab/>view <text:s/></text:p>
      <text:p text:style-name="P25"><text:span text:style-name="Default_20_Paragraph_20_Font"><text:span text:style-name="T11"><text:s text:c="10"/></text:span></text:span><text:span text:style-name="Default_20_Paragraph_20_Font"><text:span text:style-name="T8">Description<text:tab/></text:span></text:span><text:tab/><text:tab/><text:tab/>View their daily exercise <text:s/></text:p>
      <text:p text:style-name="P22"><text:span text:style-name="Default_20_Paragraph_20_Font"><text:span text:style-name="T11"><text:s text:c="10"/></text:span></text:span><text:span text:style-name="Default_20_Paragraph_20_Font"><text:span text:style-name="T8">Priority</text:span></text:span><text:tab/><text:tab/><text:tab/><text:tab/>2</text:p>
      <text:p text:style-name="P22"/>
      <text:p text:style-name="P15"/>
      <text:p text:style-name="P15">4.2<text:tab/>Non-functional Requirements</text:p>
      <text:p text:style-name="P15"/>
      <text:p text:style-name="Standard"/>
      <text:p text:style-name="P14">4.2.1 Error handling</text:p>
      <text:p text:style-name="P14"/>
      <text:list xml:id="list90531282500979" text:continue-numbering="true" text:style-name="WW8Num12">
        <text:list-item>
          <text:p text:style-name="P39">WGMS product shall handle expected and non-expected errors in ways that prevent loss in information and long downtime period.</text:p>
        </text:list-item>
      </text:list>
      <text:p text:style-name="P22"/>
      <text:p text:style-name="P22"/>
      <text:p text:style-name="P14">4.2.2 Performance Requirements</text:p>
      <text:p text:style-name="P14"/>
      <text:list xml:id="list90530304059226" text:continue-numbering="true" text:style-name="WW8Num12">
        <text:list-item>
          <text:p text:style-name="P39">The system shall accommodate high number of supplements and users without any fault.</text:p>
        </text:list-item>
        <text:list-item>
          <text:p text:style-name="P39">Responses to view information shall take no longer than 5 seconds to appear on the screen.</text:p>
        </text:list-item>
      </text:list>
      <text:p text:style-name="P22"/>
      <text:p text:style-name="P22"/>
      <text:p text:style-name="P14">4.2.3 Safety Requirements</text:p>
      <text:p text:style-name="P14"/>
      <text:list xml:id="list3762510316" text:style-name="WW8Num9">
        <text:list-item>
          <text:p text:style-name="P40">System use shall not cause any harm to human users.</text:p>
        </text:list-item>
      </text:list>
      <text:p text:style-name="P22"/>
      <text:p text:style-name="P22"/>
      <text:p text:style-name="P14">4.2.4 Security Requirements</text:p>
      <text:p text:style-name="P14"/>
      <text:list xml:id="list90531461639650" text:continue-numbering="true" text:style-name="WW8Num9">
        <text:list-item>
          <text:p text:style-name="P40">System will use secured database</text:p>
        </text:list-item>
        <text:list-item>
          <text:p text:style-name="P40">Normal users can just read information but they cannot edit or modify anything except their personal and some other information.</text:p>
        </text:list-item>
        <text:list-item>
          <text:p text:style-name="P40">System will have different types of users and every user has access constraints.</text:p>
        </text:list-item>
      </text:list>
      <text:p text:style-name="Standard"/>
      <text:p text:style-name="P16"/>
      <text:p text:style-name="P16"><text:soft-page-break/>5.Other requirement</text:p>
      <text:p text:style-name="P16"/>
      <text:p text:style-name="P17">Appendix A: Glossary</text:p>
      <text:p text:style-name="Standard"/>
      <text:p text:style-name="P16"><text:bookmark-start text:name="__RefHeading___Toc441230987"/><text:bookmark-end text:name="__RefHeading___Toc441230987"/></text:p>
      <text:p text:style-name="Standard"><text:span text:style-name="Default_20_Paragraph_20_Font"><text:span text:style-name="T12"><text:tab/></text:span></text:span></text:p>
      <text:p text:style-name="P18"><text:span text:style-name="Default_20_Paragraph_20_Font"><text:span text:style-name="T7"><text:s text:c="12"/>CSS <text:s/><text:tab/><text:tab/><text:tab/><text:tab/>Cascading Style Sheets is a feature to give users and<text:tab/><text:tab/><text:tab/><text:tab/><text:tab/><text:tab/>developers more control on how web site pages are <text:s/>displayed.</text:span></text:span></text:p>
      <text:p text:style-name="P27"><text:span text:style-name="Default_20_Paragraph_20_Font"><text:span text:style-name="T3"><text:s/><text:tab/>Database <text:s/><text:tab/><text:tab/><text:tab/>Is a structured collection of records or data that is stored in a<text:tab/><text:tab/><text:tab/><text:tab/><text:tab/>computer system. In our system, this may pertain to flight<text:tab/><text:tab/><text:tab/><text:tab/><text:tab/><text:tab/>records or user information.</text:span></text:span></text:p>
      <text:p text:style-name="P27"><text:span text:style-name="Default_20_Paragraph_20_Font"><text:span text:style-name="T3"><text:s/><text:tab/>Dynamic Links <text:s text:c="3"/><text:tab/><text:tab/>A pointer to a particular scope called during runtime.</text:span></text:span></text:p>
      <text:p text:style-name="P27"><text:span text:style-name="Default_20_Paragraph_20_Font"><text:span text:style-name="T3"><text:s/><text:tab/>HTTP <text:tab/><text:tab/><text:tab/><text:tab/>Hyper Text Transfer Protocol is the underlying protocol used<text:tab/><text:tab/><text:tab/><text:tab/><text:tab/>by the World Wide Web. It defines how messages are<text:tab/><text:tab/><text:tab/><text:tab/><text:tab/><text:tab/>formatted and transmitted and what actions should be taken in<text:tab/><text:tab/><text:tab/><text:tab/><text:tab/>response to various commands. <text:s/></text:span></text:span></text:p>
      <text:p text:style-name="Standard"><text:span text:style-name="Default_20_Paragraph_20_Font"><text:span text:style-name="T7"><text:s/><text:tab/>Hyper Links <text:tab/><text:tab/><text:tab/>Also called link, is a directly followable reference within a<text:tab/><text:tab/><text:tab/><text:tab/><text:tab/><text:tab/>hypertext docu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language="en" fo:country="US" style:font-name-asian="Times New Roman" style:font-family-asian="'Times New Roman'" style:font-family-generic-asian="roman" style:font-pitch-asian="variable" style:font-name-complex="Times" style:font-family-complex="Times" style:font-family-generic-complex="roman" style:font-pitch-complex="variable" style:font-size-complex="10pt" fo:hyphenate="false"/>
    </style:style>
    <style:style style:name="Heading" style:family="paragraph" style:parent-style-name="Standard" style:next-style-name="Text_20_body" style:class="text">
      <style:paragraph-properties style:line-height-at-least="0cm"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1" style:font-family-complex="Mangal, 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1" style:font-family-complex="Mangal, Mangal" style:font-family-generic-complex="roman"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style:font-size-asian="11pt"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margin-top="0.423cm" fo:margin-bottom="1.27cm" loext:contextual-spacing="false" fo:line-height="100%"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line-height="100%"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101cm" fo:margin-bottom="0cm" loext:contextual-spacing="false" fo:line-height="100%" fo:hyphenation-ladder-count="no-limit" fo:padding-left="0cm" fo:padding-right="0cm" fo:padding-top="0.035cm" fo:padding-bottom="0cm" fo:border-left="none" fo:border-right="none" fo:border-top="0.74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list-style-name="WW8Num1" style:class="text">
      <style:paragraph-properties fo:margin-top="0.106cm" fo:margin-bottom="0.106cm" loext:contextual-spacing="false" fo:hyphenation-ladder-count="no-limit"/>
      <style:text-properties fo:font-size="10.5pt" style:font-size-asian="10.5pt" style:font-size-complex="10.5pt" style:font-weight-complex="bold"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3z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4z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OpenSymbol" style:font-family-complex="OpenSymbol, 'Arial Unicode MS'" style:font-family-generic-complex="system" style:font-charset-complex="x-symbol"/>
    </style:style>
    <style:style style:name="WW8Num5z1"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Arial Unicode MS'" style:font-family-generic="system" style:font-charset="x-symbol" style:font-name-asian="OpenSymbol" style:font-family-asian="OpenSymbol, 'Arial Unicode MS'" style:font-family-generic-asian="system" style:font-charset-asian="x-symbol" style:font-name-complex="OpenSymbol" style:font-family-complex="OpenSymbol, 'Arial Unicode MS'"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3" style:display-name="WW_CharLFO3LVL3"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4" style:display-name="WW_CharLFO3LVL4"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5" style:display-name="WW_CharLFO3LVL5"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6" style:display-name="WW_CharLFO3LVL6"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7" style:display-name="WW_CharLFO3LVL7"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8" style:display-name="WW_CharLFO3LVL8"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3LVL9" style:display-name="WW_CharLFO3LVL9"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2" style:display-name="WW_CharLFO4LVL2"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4LVL3" style:display-name="WW_CharLFO4LVL3"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5" style:display-name="WW_CharLFO4LVL5"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4LVL6" style:display-name="WW_CharLFO4LVL6"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4LVL8" style:display-name="WW_CharLFO4LVL8"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4LVL9" style:display-name="WW_CharLFO4LVL9"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5LVL2" style:display-name="WW_CharLFO5LVL2"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5LVL3" style:display-name="WW_CharLFO5LVL3"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5LVL5" style:display-name="WW_CharLFO5LVL5"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5LVL6" style:display-name="WW_CharLFO5LVL6"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5LVL8" style:display-name="WW_CharLFO5LVL8"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5LVL9" style:display-name="WW_CharLFO5LVL9"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6LVL2" style:display-name="WW_CharLFO6LVL2"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6LVL3" style:display-name="WW_CharLFO6LVL3"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6LVL5" style:display-name="WW_CharLFO6LVL5"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6LVL6" style:display-name="WW_CharLFO6LVL6"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OpenSymbol" style:font-family-complex="OpenSymbol, 'Arial Unicode MS'" style:font-family-generic-complex="system" style:font-charset-complex="x-symbol"/>
    </style:style>
    <style:style style:name="WW_5f_CharLFO6LVL8" style:display-name="WW_CharLFO6LVL8"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6LVL9" style:display-name="WW_CharLFO6LVL9" style:family="text">
      <style:text-properties style:font-name="OpenSymbol" fo:font-family="OpenSymbol, 'Arial Unicode MS'" style:font-family-generic="system" style:font-charset="x-symbol" style:font-name-complex="OpenSymbol" style:font-family-complex="OpenSymbol, 'Arial Unicode MS'"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1.369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63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90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17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44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71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9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25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5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style:footer>
    </style:master-page>
    <style:master-page style:name="MP1" style:page-layout-name="Mpm3">
      <style:header>
        <text:p text:style-name="MP2">Software<text:span text:style-name="Default_20_Paragraph_20_Font"><text:span text:style-name="MT1"> </text:span></text:span>Requirements Specification for WGMS<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7074905676c47b82bbcfbea1aeefc84afe1c50e1</meta:generator>
    <dc:title>IEEE Software Requirements Specification Template</dc:title>
    <meta:initial-creator>Doris Sturzenberger</meta:initial-creator>
    <meta:creation-date>2004-03-08T04:16:00Z</meta:creation-date>
    <dc:date>2019-02-18T09:05:29.282870907</dc:date>
    <meta:editing-cycles>7</meta:editing-cycles>
    <meta:editing-duration>PT1H33M59S</meta:editing-duration>
    <meta:print-date>2019-02-18T09:04:30.416781511</meta:print-date>
    <meta:document-statistic meta:table-count="0" meta:image-count="0" meta:object-count="0" meta:page-count="8" meta:paragraph-count="185" meta:word-count="1412" meta:character-count="9917" meta:non-whitespace-character-count="7510"/>
    <meta:template xlink:type="simple" xlink:actuate="onRequest" xlink:title="" xlink:href="Normal.dotm"/>
  </office:meta>
</office:document-meta>
</file>